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K Lookups (No Seed)" table:style-name="ta1">
        <table:shapes>
          <draw:frame draw:z-index="0" draw:style-name="gr1" draw:text-style-name="P1" svg:width="38.907cm" svg:height="21.899cm" svg:x="2.218cm" svg:y="10.862cm">
            <draw:object draw:notify-on-update-of-ranges="'10K Lookups (No Seed)'.B5:'10K Lookups (No Seed)'.B11 '10K Lookups (No Seed)'.M5:'10K Lookups (No Seed)'.M11 '10K Lookups (No Seed)'.AA5:'10K Lookups (No Seed)'.AA11 '10K Lookups (No Seed)'.M16:'10K Lookups (No Seed)'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Ordered Map (red black tree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Unordered Map</text:p>
          </table:table-cell>
          <table:covered-table-cell table:number-columns-repeated="12" table:style-name="ce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AVERAGE([.C5:.L5])" office:value-type="float" office:value="329.2" calcext:value-type="float">
            <text:p>329.2</text:p>
          </table:table-cell>
          <table:table-cell table:formula="of:=VAR([.C5:.L5])" office:value-type="float" office:value="890.622222222222" calcext:value-type="float">
            <text:p>890.62222222222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AVERAGE([.Q5:.Z5])" office:value-type="float" office:value="301.5" calcext:value-type="float">
            <text:p>301.5</text:p>
          </table:table-cell>
          <table:table-cell table:formula="of:=VAR([.Q5:.Z5])" office:value-type="float" office:value="435.166666666667" calcext:value-type="float">
            <text:p>435.1666666666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631" calcext:value-type="float">
            <text:p>631</text:p>
          </table:table-cell>
          <table:table-cell office:value-type="float" office:value="516" calcext:value-type="float">
            <text:p>516</text:p>
          </table:table-cell>
          <table:table-cell office:value-type="float" office:value="392" calcext:value-type="float">
            <text:p>392</text:p>
          </table:table-cell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table:formula="of:=AVERAGE([.C6:.L6])" office:value-type="float" office:value="486.9" calcext:value-type="float">
            <text:p>486.9</text:p>
          </table:table-cell>
          <table:table-cell table:formula="of:=VAR([.C6:.L6])" office:value-type="float" office:value="4331.43333333333" calcext:value-type="float">
            <text:p>4331.433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354" calcext:value-type="float">
            <text:p>354</text:p>
          </table:table-cell>
          <table:table-cell office:value-type="float" office:value="544" calcext:value-type="float">
            <text:p>544</text:p>
          </table:table-cell>
          <table:table-cell office:value-type="float" office:value="483" calcext:value-type="float">
            <text:p>483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306" calcext:value-type="float">
            <text:p>306</text:p>
          </table:table-cell>
          <table:table-cell office:value-type="float" office:value="431" calcext:value-type="float">
            <text:p>431</text:p>
          </table:table-cell>
          <table:table-cell table:formula="of:=AVERAGE([.Q6:.Z6])" office:value-type="float" office:value="400.1" calcext:value-type="float">
            <text:p>400.1</text:p>
          </table:table-cell>
          <table:table-cell table:formula="of:=VAR([.Q6:.Z6])" office:value-type="float" office:value="4901.65555555556" calcext:value-type="float">
            <text:p>4901.6555555555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47" calcext:value-type="float">
            <text:p>647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636" calcext:value-type="float">
            <text:p>636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169" calcext:value-type="float">
            <text:p>1169</text:p>
          </table:table-cell>
          <table:table-cell office:value-type="float" office:value="668" calcext:value-type="float">
            <text:p>668</text:p>
          </table:table-cell>
          <table:table-cell table:formula="of:=AVERAGE([.C7:.L7])" office:value-type="float" office:value="764.5" calcext:value-type="float">
            <text:p>764.5</text:p>
          </table:table-cell>
          <table:table-cell table:formula="of:=VAR([.C7:.L7])" office:value-type="float" office:value="26158.0555555556" calcext:value-type="float">
            <text:p>26158.05555555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379" calcext:value-type="float">
            <text:p>379</text:p>
          </table:table-cell>
          <table:table-cell office:value-type="float" office:value="367" calcext:value-type="float">
            <text:p>367</text:p>
          </table:table-cell>
          <table:table-cell office:value-type="float" office:value="398" calcext:value-type="float">
            <text:p>398</text:p>
          </table:table-cell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24" calcext:value-type="float">
            <text:p>424</text:p>
          </table:table-cell>
          <table:table-cell office:value-type="float" office:value="390" calcext:value-type="float">
            <text:p>390</text:p>
          </table:table-cell>
          <table:table-cell table:formula="of:=AVERAGE([.Q7:.Z7])" office:value-type="float" office:value="428.5" calcext:value-type="float">
            <text:p>428.5</text:p>
          </table:table-cell>
          <table:table-cell table:formula="of:=VAR([.Q7:.Z7])" office:value-type="float" office:value="5763.16666666667" calcext:value-type="float">
            <text:p>5763.1666666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51" calcext:value-type="float">
            <text:p>951</text:p>
          </table:table-cell>
          <table:table-cell office:value-type="float" office:value="961" calcext:value-type="float">
            <text:p>961</text:p>
          </table:table-cell>
          <table:table-cell office:value-type="float" office:value="760" calcext:value-type="float">
            <text:p>760</text:p>
          </table:table-cell>
          <table:table-cell office:value-type="float" office:value="859" calcext:value-type="float">
            <text:p>859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653" calcext:value-type="float">
            <text:p>1653</text:p>
          </table:table-cell>
          <table:table-cell office:value-type="float" office:value="1969" calcext:value-type="float">
            <text:p>1969</text:p>
          </table:table-cell>
          <table:table-cell office:value-type="float" office:value="960" calcext:value-type="float">
            <text:p>960</text:p>
          </table:table-cell>
          <table:table-cell office:value-type="float" office:value="835" calcext:value-type="float">
            <text:p>835</text:p>
          </table:table-cell>
          <table:table-cell table:formula="of:=AVERAGE([.C8:.L8])" office:value-type="float" office:value="1065.6" calcext:value-type="float">
            <text:p>1065.6</text:p>
          </table:table-cell>
          <table:table-cell table:formula="of:=VAR([.C8:.L8])" office:value-type="float" office:value="164792.711111111" calcext:value-type="float">
            <text:p>164792.71111111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53" calcext:value-type="float">
            <text:p>453</text:p>
          </table:table-cell>
          <table:table-cell office:value-type="float" office:value="564" calcext:value-type="float">
            <text:p>564</text:p>
          </table:table-cell>
          <table:table-cell office:value-type="float" office:value="542" calcext:value-type="float">
            <text:p>542</text:p>
          </table:table-cell>
          <table:table-cell office:value-type="float" office:value="690" calcext:value-type="float">
            <text:p>690</text:p>
          </table:table-cell>
          <table:table-cell office:value-type="float" office:value="780" calcext:value-type="float">
            <text:p>780</text:p>
          </table:table-cell>
          <table:table-cell office:value-type="float" office:value="595" calcext:value-type="float">
            <text:p>595</text:p>
          </table:table-cell>
          <table:table-cell office:value-type="float" office:value="1047" calcext:value-type="float">
            <text:p>1047</text:p>
          </table:table-cell>
          <table:table-cell office:value-type="float" office:value="568" calcext:value-type="float">
            <text:p>568</text:p>
          </table:table-cell>
          <table:table-cell office:value-type="float" office:value="494" calcext:value-type="float">
            <text:p>494</text:p>
          </table:table-cell>
          <table:table-cell office:value-type="float" office:value="869" calcext:value-type="float">
            <text:p>869</text:p>
          </table:table-cell>
          <table:table-cell table:formula="of:=AVERAGE([.Q8:.Z8])" office:value-type="float" office:value="660.2" calcext:value-type="float">
            <text:p>660.2</text:p>
          </table:table-cell>
          <table:table-cell table:formula="of:=VAR([.Q8:.Z8])" office:value-type="float" office:value="34998.1777777778" calcext:value-type="float">
            <text:p>34998.177777777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330" calcext:value-type="float">
            <text:p>1330</text:p>
          </table:table-cell>
          <table:table-cell office:value-type="float" office:value="1472" calcext:value-type="float">
            <text:p>1472</text:p>
          </table:table-cell>
          <table:table-cell office:value-type="float" office:value="1279" calcext:value-type="float">
            <text:p>1279</text:p>
          </table:table-cell>
          <table:table-cell office:value-type="float" office:value="1262" calcext:value-type="float">
            <text:p>1262</text:p>
          </table:table-cell>
          <table:table-cell office:value-type="float" office:value="1096" calcext:value-type="float">
            <text:p>1096</text:p>
          </table:table-cell>
          <table:table-cell office:value-type="float" office:value="1247" calcext:value-type="float">
            <text:p>1247</text:p>
          </table:table-cell>
          <table:table-cell office:value-type="float" office:value="1091" calcext:value-type="float">
            <text:p>1091</text:p>
          </table:table-cell>
          <table:table-cell office:value-type="float" office:value="1158" calcext:value-type="float">
            <text:p>1158</text:p>
          </table:table-cell>
          <table:table-cell office:value-type="float" office:value="1062" calcext:value-type="float">
            <text:p>1062</text:p>
          </table:table-cell>
          <table:table-cell office:value-type="float" office:value="1364" calcext:value-type="float">
            <text:p>1364</text:p>
          </table:table-cell>
          <table:table-cell table:formula="of:=AVERAGE([.C9:.L9])" office:value-type="float" office:value="1236.1" calcext:value-type="float">
            <text:p>1236.1</text:p>
          </table:table-cell>
          <table:table-cell table:formula="of:=VAR([.C9:.L9])" office:value-type="float" office:value="17838.5444444444" calcext:value-type="float">
            <text:p>17838.544444444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731" calcext:value-type="float">
            <text:p>731</text:p>
          </table:table-cell>
          <table:table-cell office:value-type="float" office:value="540" calcext:value-type="float">
            <text:p>540</text:p>
          </table:table-cell>
          <table:table-cell office:value-type="float" office:value="564" calcext:value-type="float">
            <text:p>564</text:p>
          </table:table-cell>
          <table:table-cell office:value-type="float" office:value="395" calcext:value-type="float">
            <text:p>395</text:p>
          </table:table-cell>
          <table:table-cell office:value-type="float" office:value="549" calcext:value-type="float">
            <text:p>549</text:p>
          </table:table-cell>
          <table:table-cell office:value-type="float" office:value="445" calcext:value-type="float">
            <text:p>445</text:p>
          </table:table-cell>
          <table:table-cell office:value-type="float" office:value="401" calcext:value-type="float">
            <text:p>401</text:p>
          </table:table-cell>
          <table:table-cell office:value-type="float" office:value="367" calcext:value-type="float">
            <text:p>367</text:p>
          </table:table-cell>
          <table:table-cell table:formula="of:=AVERAGE([.Q9:.Z9])" office:value-type="float" office:value="510.2" calcext:value-type="float">
            <text:p>510.2</text:p>
          </table:table-cell>
          <table:table-cell table:formula="of:=VAR([.Q9:.Z9])" office:value-type="float" office:value="12006.4" calcext:value-type="float">
            <text:p>12006.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438" calcext:value-type="float">
            <text:p>1438</text:p>
          </table:table-cell>
          <table:table-cell office:value-type="float" office:value="1424" calcext:value-type="float">
            <text:p>1424</text:p>
          </table:table-cell>
          <table:table-cell office:value-type="float" office:value="1472" calcext:value-type="float">
            <text:p>1472</text:p>
          </table:table-cell>
          <table:table-cell office:value-type="float" office:value="1415" calcext:value-type="float">
            <text:p>1415</text:p>
          </table:table-cell>
          <table:table-cell office:value-type="float" office:value="1577" calcext:value-type="float">
            <text:p>1577</text:p>
          </table:table-cell>
          <table:table-cell office:value-type="float" office:value="1429" calcext:value-type="float">
            <text:p>1429</text:p>
          </table:table-cell>
          <table:table-cell office:value-type="float" office:value="1427" calcext:value-type="float">
            <text:p>1427</text:p>
          </table:table-cell>
          <table:table-cell office:value-type="float" office:value="1413" calcext:value-type="float">
            <text:p>1413</text:p>
          </table:table-cell>
          <table:table-cell office:value-type="float" office:value="1458" calcext:value-type="float">
            <text:p>1458</text:p>
          </table:table-cell>
          <table:table-cell table:formula="of:=AVERAGE([.C10:.L10])" office:value-type="float" office:value="1447.8" calcext:value-type="float">
            <text:p>1447.8</text:p>
          </table:table-cell>
          <table:table-cell table:formula="of:=VAR([.C10:.L10])" office:value-type="float" office:value="2404.17777777778" calcext:value-type="float">
            <text:p>2404.1777777777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499" calcext:value-type="float">
            <text:p>499</text:p>
          </table:table-cell>
          <table:table-cell office:value-type="float" office:value="522" calcext:value-type="float">
            <text:p>522</text:p>
          </table:table-cell>
          <table:table-cell table:formula="of:=AVERAGE([.Q10:.Z10])" office:value-type="float" office:value="513.6" calcext:value-type="float">
            <text:p>513.6</text:p>
          </table:table-cell>
          <table:table-cell table:formula="of:=VAR([.Q10:.Z10])" office:value-type="float" office:value="158.266666666667" calcext:value-type="float">
            <text:p>158.26666666666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1959" calcext:value-type="float">
            <text:p>1959</text:p>
          </table:table-cell>
          <table:table-cell table:style-name="ce6" table:formula="of:=AVERAGE([.C11:.L11])" office:value-type="float" office:value="2028.2" calcext:value-type="float">
            <text:p>2028.2</text:p>
          </table:table-cell>
          <table:table-cell table:style-name="ce8" table:formula="of:=VAR([.C11:.L11])" office:value-type="float" office:value="12116.6222222222" calcext:value-type="float">
            <text:p>12116.6222222222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3"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AVERAGE([.Q11:.Z11])" office:value-type="float" office:value="591" calcext:value-type="float">
            <text:p>591</text:p>
          </table:table-cell>
          <table:table-cell table:style-name="ce8" table:formula="of:=VAR([.Q11:.Z11])" office:value-type="float" office:value="7.55555555555556" calcext:value-type="float">
            <text:p>7.55555555555556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Binary Search Tree (My Standard Implementation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Binary Search Tree (My AVL Implementation)</text:p>
          </table:table-cell>
          <table:covered-table-cell table:number-columns-repeated="1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54" calcext:value-type="float">
            <text:p>354</text:p>
          </table:table-cell>
          <table:table-cell table:style-name="ce4" table:formula="of:=AVERAGE([.C16:.L16])" office:value-type="float" office:value="340.9" calcext:value-type="float">
            <text:p>340.9</text:p>
          </table:table-cell>
          <table:table-cell table:formula="of:=VAR([.C16:.L16])" office:value-type="float" office:value="14447.2111111111" calcext:value-type="float">
            <text:p>14447.211111111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54" calcext:value-type="float">
            <text:p>354</text:p>
          </table:table-cell>
          <table:table-cell table:style-name="ce4" table:formula="of:=AVERAGE([.Q16:.Z16])" office:value-type="float" office:value="340.9" calcext:value-type="float">
            <text:p>340.9</text:p>
          </table:table-cell>
          <table:table-cell table:formula="of:=VAR([.Q16:.Z16])" office:value-type="float" office:value="14447.2111111111" calcext:value-type="float">
            <text:p>14447.21111111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352" calcext:value-type="float">
            <text:p>352</text:p>
          </table:table-cell>
          <table:table-cell office:value-type="float" office:value="413" calcext:value-type="float">
            <text:p>413</text:p>
          </table:table-cell>
          <table:table-cell office:value-type="float" office:value="748" calcext:value-type="float">
            <text:p>748</text:p>
          </table:table-cell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table:formula="of:=AVERAGE([.C17:.L17])" office:value-type="float" office:value="413.5" calcext:value-type="float">
            <text:p>413.5</text:p>
          </table:table-cell>
          <table:table-cell table:formula="of:=VAR([.C17:.L17])" office:value-type="float" office:value="15795.3888888889" calcext:value-type="float">
            <text:p>15795.388888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352" calcext:value-type="float">
            <text:p>352</text:p>
          </table:table-cell>
          <table:table-cell office:value-type="float" office:value="413" calcext:value-type="float">
            <text:p>413</text:p>
          </table:table-cell>
          <table:table-cell office:value-type="float" office:value="748" calcext:value-type="float">
            <text:p>748</text:p>
          </table:table-cell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table:formula="of:=AVERAGE([.Q17:.Z17])" office:value-type="float" office:value="413.5" calcext:value-type="float">
            <text:p>413.5</text:p>
          </table:table-cell>
          <table:table-cell table:formula="of:=VAR([.Q17:.Z17])" office:value-type="float" office:value="15795.3888888889" calcext:value-type="float">
            <text:p>15795.388888888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66" calcext:value-type="float">
            <text:p>366</text:p>
          </table:table-cell>
          <table:table-cell office:value-type="float" office:value="529" calcext:value-type="float">
            <text:p>529</text:p>
          </table:table-cell>
          <table:table-cell office:value-type="float" office:value="697" calcext:value-type="float">
            <text:p>697</text:p>
          </table:table-cell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77" calcext:value-type="float">
            <text:p>477</text:p>
          </table:table-cell>
          <table:table-cell office:value-type="float" office:value="433" calcext:value-type="float">
            <text:p>433</text:p>
          </table:table-cell>
          <table:table-cell office:value-type="float" office:value="484" calcext:value-type="float">
            <text:p>484</text:p>
          </table:table-cell>
          <table:table-cell table:formula="of:=AVERAGE([.C18:.L18])" office:value-type="float" office:value="469.3" calcext:value-type="float">
            <text:p>469.3</text:p>
          </table:table-cell>
          <table:table-cell table:formula="of:=VAR([.C18:.L18])" office:value-type="float" office:value="8634.67777777778" calcext:value-type="float">
            <text:p>8634.677777777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6" calcext:value-type="float">
            <text:p>366</text:p>
          </table:table-cell>
          <table:table-cell office:value-type="float" office:value="529" calcext:value-type="float">
            <text:p>529</text:p>
          </table:table-cell>
          <table:table-cell office:value-type="float" office:value="697" calcext:value-type="float">
            <text:p>697</text:p>
          </table:table-cell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77" calcext:value-type="float">
            <text:p>477</text:p>
          </table:table-cell>
          <table:table-cell office:value-type="float" office:value="433" calcext:value-type="float">
            <text:p>433</text:p>
          </table:table-cell>
          <table:table-cell office:value-type="float" office:value="484" calcext:value-type="float">
            <text:p>484</text:p>
          </table:table-cell>
          <table:table-cell table:formula="of:=AVERAGE([.Q18:.Z18])" office:value-type="float" office:value="469.3" calcext:value-type="float">
            <text:p>469.3</text:p>
          </table:table-cell>
          <table:table-cell table:formula="of:=VAR([.Q18:.Z18])" office:value-type="float" office:value="8634.67777777778" calcext:value-type="float">
            <text:p>8634.6777777777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16" calcext:value-type="float">
            <text:p>516</text:p>
          </table:table-cell>
          <table:table-cell office:value-type="float" office:value="627" calcext:value-type="float">
            <text:p>627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618" calcext:value-type="float">
            <text:p>618</text:p>
          </table:table-cell>
          <table:table-cell table:formula="of:=AVERAGE([.C19:.L19])" office:value-type="float" office:value="560.1" calcext:value-type="float">
            <text:p>560.1</text:p>
          </table:table-cell>
          <table:table-cell table:formula="of:=VAR([.C19:.L19])" office:value-type="float" office:value="3181.87777777778" calcext:value-type="float">
            <text:p>3181.8777777777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16" calcext:value-type="float">
            <text:p>516</text:p>
          </table:table-cell>
          <table:table-cell office:value-type="float" office:value="627" calcext:value-type="float">
            <text:p>627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618" calcext:value-type="float">
            <text:p>618</text:p>
          </table:table-cell>
          <table:table-cell table:formula="of:=AVERAGE([.Q19:.Z19])" office:value-type="float" office:value="560.1" calcext:value-type="float">
            <text:p>560.1</text:p>
          </table:table-cell>
          <table:table-cell table:formula="of:=VAR([.Q19:.Z19])" office:value-type="float" office:value="3181.87777777778" calcext:value-type="float">
            <text:p>3181.8777777777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647" calcext:value-type="float">
            <text:p>647</text:p>
          </table:table-cell>
          <table:table-cell office:value-type="float" office:value="540" calcext:value-type="float">
            <text:p>540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89" calcext:value-type="float">
            <text:p>689</text:p>
          </table:table-cell>
          <table:table-cell office:value-type="float" office:value="418" calcext:value-type="float">
            <text:p>418</text:p>
          </table:table-cell>
          <table:table-cell office:value-type="float" office:value="481" calcext:value-type="float">
            <text:p>481</text:p>
          </table:table-cell>
          <table:table-cell office:value-type="float" office:value="528" calcext:value-type="float">
            <text:p>528</text:p>
          </table:table-cell>
          <table:table-cell table:formula="of:=AVERAGE([.C20:.L20])" office:value-type="float" office:value="574.9" calcext:value-type="float">
            <text:p>574.9</text:p>
          </table:table-cell>
          <table:table-cell table:formula="of:=VAR([.C20:.L20])" office:value-type="float" office:value="7248.76666666667" calcext:value-type="float">
            <text:p>7248.7666666666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647" calcext:value-type="float">
            <text:p>647</text:p>
          </table:table-cell>
          <table:table-cell office:value-type="float" office:value="540" calcext:value-type="float">
            <text:p>540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89" calcext:value-type="float">
            <text:p>689</text:p>
          </table:table-cell>
          <table:table-cell office:value-type="float" office:value="418" calcext:value-type="float">
            <text:p>418</text:p>
          </table:table-cell>
          <table:table-cell office:value-type="float" office:value="481" calcext:value-type="float">
            <text:p>481</text:p>
          </table:table-cell>
          <table:table-cell office:value-type="float" office:value="528" calcext:value-type="float">
            <text:p>528</text:p>
          </table:table-cell>
          <table:table-cell table:formula="of:=AVERAGE([.Q20:.Z20])" office:value-type="float" office:value="574.9" calcext:value-type="float">
            <text:p>574.9</text:p>
          </table:table-cell>
          <table:table-cell table:formula="of:=VAR([.Q20:.Z20])" office:value-type="float" office:value="7248.76666666667" calcext:value-type="float">
            <text:p>7248.76666666667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  <table:table-cell office:value-type="float" office:value="526" calcext:value-type="float">
            <text:p>526</text:p>
          </table:table-cell>
          <table:table-cell table:formula="of:=AVERAGE([.C21:.L21])" office:value-type="float" office:value="497.5" calcext:value-type="float">
            <text:p>497.5</text:p>
          </table:table-cell>
          <table:table-cell table:formula="of:=VAR([.C21:.L21])" office:value-type="float" office:value="153.166666666667" calcext:value-type="float">
            <text:p>153.16666666666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  <table:table-cell office:value-type="float" office:value="526" calcext:value-type="float">
            <text:p>526</text:p>
          </table:table-cell>
          <table:table-cell table:formula="of:=AVERAGE([.Q21:.Z21])" office:value-type="float" office:value="497.5" calcext:value-type="float">
            <text:p>497.5</text:p>
          </table:table-cell>
          <table:table-cell table:formula="of:=VAR([.Q21:.Z21])" office:value-type="float" office:value="153.166666666667" calcext:value-type="float">
            <text:p>153.16666666666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631" calcext:value-type="float">
            <text:p>631</text:p>
          </table:table-cell>
          <table:table-cell table:number-columns-repeated="2" table:style-name="ce6" office:value-type="float" office:value="597" calcext:value-type="float">
            <text:p>597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AVERAGE([.C22:.L22])" office:value-type="float" office:value="597.1" calcext:value-type="float">
            <text:p>597.1</text:p>
          </table:table-cell>
          <table:table-cell table:style-name="ce8" table:formula="of:=VAR([.C22:.L22])" office:value-type="float" office:value="155.433333333333" calcext:value-type="float">
            <text:p>155.433333333333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631" calcext:value-type="float">
            <text:p>631</text:p>
          </table:table-cell>
          <table:table-cell table:number-columns-repeated="2" table:style-name="ce6" office:value-type="float" office:value="597" calcext:value-type="float">
            <text:p>597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AVERAGE([.Q22:.Z22])" office:value-type="float" office:value="597.1" calcext:value-type="float">
            <text:p>597.1</text:p>
          </table:table-cell>
          <table:table-cell table:style-name="ce8" table:formula="of:=VAR([.Q22:.Z22])" office:value-type="float" office:value="155.433333333333" calcext:value-type="float">
            <text:p>155.4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7:44:29.346644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6:08:29.270154372</meta:creation-date>
    <dc:date>2020-12-04T18:01:18.721330832</dc:date>
    <meta:editing-duration>PT26M14S</meta:editing-duration>
    <meta:editing-cycles>5</meta:editing-cycles>
    <meta:generator>LibreOffice/6.4.6.2$Linux_X86_64 LibreOffice_project/40$Build-2</meta:generator>
    <meta:document-statistic meta:table-count="1" meta:cell-count="4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08cm" svg:height="21.9cm" xlink:href=".." xlink:type="simple" chart:class="chart:line" chart:style-name="ch1">
        <chart:legend chart:legend-position="end" svg:x="35.394cm" svg:y="10.153cm" style:legend-expansion="high" chart:style-name="ch2"/>
        <chart:plot-area chart:style-name="ch3" table:cell-range-address="'10K Lookups (No Seed)'.B5:'10K Lookups (No Seed)'.B11 '10K Lookups (No Seed)'.M5:'10K Lookups (No Seed)'.M11 '10K Lookups (No Seed)'.AA5:'10K Lookups (No Seed)'.AA11 '10K Lookups (No Seed)'.M16:'10K Lookups (No Seed)'.M22" chart:data-source-has-labels="both" svg:x="1.789cm" svg:y="0.438cm" svg:width="32.827cm" svg:height="20.043cm">
          <chartooo:coordinate-region svg:x="2.781cm" svg:y="0.637cm" svg:width="31.185cm" svg:height="19.197cm"/>
          <chart:axis chart:dimension="x" chart:name="primary-x" chart:style-name="ch4" chartooo:axis-type="auto">
            <chartooo:date-scale/>
            <chart:title svg:x="16.822cm" svg:y="20.919cm" chart:style-name="ch5">
              <text:p>Number Of Entries</text:p>
            </chart:title>
            <chart:categories table:cell-range-address="'10K Lookups (No Seed)'.B5:'10K Lookups (No Seed)'.B11"/>
          </chart:axis>
          <chart:axis chart:dimension="y" chart:name="primary-y" chart:style-name="ch4">
            <chart:title svg:x="0.451cm" svg:y="12.448cm" chart:style-name="ch6">
              <text:p>Mean Time Per Lookup /ns</text:p>
            </chart:title>
            <chart:grid chart:style-name="ch7" chart:class="major"/>
          </chart:axis>
          <chart:series chart:style-name="ch8" chart:values-cell-range-address="'10K Lookups (No Seed)'.M5:'10K Lookups (No Seed)'.M11" loext:label-string="map" chart:class="chart:line">
            <chart:data-point chart:repeated="7"/>
          </chart:series>
          <chart:series chart:style-name="ch9" chart:values-cell-range-address="'10K Lookups (No Seed)'.AA5:'10K Lookups (No Seed)'.AA11" loext:label-string="unorderedmap" chart:class="chart:line">
            <chart:data-point chart:repeated="7"/>
          </chart:series>
          <chart:series chart:style-name="ch10" chart:values-cell-range-address="'10K Lookups (No Seed)'.M16:'10K Lookups (No Seed)'.M22" loext:label-string="bst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unorderedmap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10K Lookups (No Seed)'.B5:'10K Lookups (No Seed)'.B11</svg:desc>
                </draw:g>
              </table:table-cell>
              <table:table-cell office:value-type="float" office:value="329.2">
                <text:p>329.2</text:p>
                <draw:g>
                  <svg:desc>'10K Lookups (No Seed)'.M5:'10K Lookups (No Seed)'.M11</svg:desc>
                </draw:g>
              </table:table-cell>
              <table:table-cell office:value-type="float" office:value="301.5">
                <text:p>301.5</text:p>
                <draw:g>
                  <svg:desc>'10K Lookups (No Seed)'.AA5:'10K Lookups (No Seed)'.AA11</svg:desc>
                </draw:g>
              </table:table-cell>
              <table:table-cell office:value-type="float" office:value="340.9">
                <text:p>340.9</text:p>
                <draw:g>
                  <svg:desc>'10K Lookups (No Seed)'.M16:'10K Lookups (No Seed)'.M2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6.9">
                <text:p>486.9</text:p>
              </table:table-cell>
              <table:table-cell office:value-type="float" office:value="400.1">
                <text:p>400.1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64.5">
                <text:p>764.5</text:p>
              </table:table-cell>
              <table:table-cell office:value-type="float" office:value="428.5">
                <text:p>428.5</text:p>
              </table:table-cell>
              <table:table-cell office:value-type="float" office:value="469.3">
                <text:p>469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65.6">
                <text:p>1065.6</text:p>
              </table:table-cell>
              <table:table-cell office:value-type="float" office:value="660.2">
                <text:p>660.2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36.1">
                <text:p>1236.1</text:p>
              </table:table-cell>
              <table:table-cell office:value-type="float" office:value="510.2">
                <text:p>510.2</text:p>
              </table:table-cell>
              <table:table-cell office:value-type="float" office:value="574.9">
                <text:p>574.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447.8">
                <text:p>1447.8</text:p>
              </table:table-cell>
              <table:table-cell office:value-type="float" office:value="513.6">
                <text:p>513.6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028.2">
                <text:p>2028.2</text:p>
              </table:table-cell>
              <table:table-cell office:value-type="float" office:value="591">
                <text:p>591</text:p>
              </table:table-cell>
              <table:table-cell office:value-type="float" office:value="597.1">
                <text:p>59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